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2084c" officeooo:paragraph-rsid="0012084c" style:text-blinking="false" fo:background-color="transparent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20pt" officeooo:paragraph-rsid="0012084c"/>
    </style:style>
    <style:style style:name="P9" style:family="paragraph" style:parent-style-name="Standard">
      <style:paragraph-properties fo:text-align="start" style:justify-single-word="false"/>
      <style:text-properties style:font-name="Arial" fo:font-size="20pt" officeooo:paragraph-rsid="0012f2f9"/>
    </style:style>
    <style:style style:name="P10" style:family="paragraph" style:parent-style-name="Standard">
      <style:paragraph-properties fo:text-align="start" style:justify-single-word="false"/>
      <style:text-properties style:font-name="Arial" fo:font-size="20pt" officeooo:rsid="0012084c" officeooo:paragraph-rsid="0012084c"/>
    </style:style>
    <style:style style:name="P11" style:family="paragraph" style:parent-style-name="Standard">
      <style:text-properties style:font-name="sans-serif" fo:font-size="13.5pt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3.5pt" officeooo:paragraph-rsid="0012084c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.5pt" officeooo:paragraph-rsid="0012f2f9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.5pt" officeooo:rsid="0012084c" officeooo:paragraph-rsid="0012084c"/>
    </style:style>
    <style:style style:name="P15" style:family="paragraph" style:parent-style-name="Standard">
      <style:paragraph-properties fo:text-align="start" style:justify-single-word="false"/>
      <style:text-properties style:font-name="Arial1" fo:font-size="20pt" officeooo:rsid="0012f2f9" officeooo:paragraph-rsid="0012f2f9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20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21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officeooo:paragraph-rsid="0012f2f9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officeooo:paragraph-rsid="0012084c" style:font-size-asian="12pt" style:font-size-complex="12pt"/>
    </style:style>
    <style:style style:name="P25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2084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29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31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32" style:family="paragraph" style:parent-style-name="Text_20_body">
      <style:text-properties fo:color="#000000" style:font-name="Arial1" fo:font-size="12pt" style:font-size-asian="12pt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df75d" officeooo:paragraph-rsid="000df75d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>
        <style:tab-stops>
          <style:tab-stop style:position="6.72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officeooo:rsid="000c3908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12084c"/>
    </style:style>
    <style:style style:name="T5" style:family="text">
      <style:text-properties style:font-name="sans-serif" fo:font-size="13.5pt" officeooo:rsid="0012f2f9"/>
    </style:style>
    <style:style style:name="T6" style:family="text">
      <style:text-properties style:font-name="sans-serif" officeooo:rsid="0012084c"/>
    </style:style>
    <style:style style:name="T7" style:family="text">
      <style:text-properties style:font-name="sans-serif" officeooo:rsid="0012f2f9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acc65"/>
    </style:style>
    <style:style style:name="T11" style:family="text">
      <style:text-properties officeooo:rsid="001ccc13"/>
    </style:style>
    <style:style style:name="T12" style:family="text">
      <style:text-properties officeooo:rsid="001e4ad2"/>
    </style:style>
    <style:style style:name="T13" style:family="text">
      <style:text-properties officeooo:rsid="0014b95c"/>
    </style:style>
    <style:style style:name="T14" style:family="text">
      <style:text-properties officeooo:rsid="0012084c"/>
    </style:style>
    <style:style style:name="T15" style:family="text">
      <style:text-properties officeooo:rsid="0012f2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9"><text:soft-page-break/>INTRODUCCIÓN</text:p>
      <text:p text:style-name="P20">1.1 Propósito</text:p>
      <text:p text:style-name="P20">El presente documento tiene como propósito definir las especificaciones funcionales, no funcionales y del sistema para la implementación de un <text:span text:style-name="T10">juego online.</text:span> <text:span text:style-name="T10">Esta aplicación podrá ser utilizada por todos aquellos usuarios que deseen, simplemente creando su cuenta.</text:span></text:p>
      <text:p text:style-name="P20"/>
      <text:p text:style-name="P20">1.2 Alcance Diseño, Desarrollo e Implementación del <text:span text:style-name="T10">juego Cuatro en Línea.</text:span></text:p>
      <text:p text:style-name="P20"><text:span text:style-name="T10">Cuatro en línea</text:span> será una aplicación basada en JAVA que funcionará en un entorno <text:span text:style-name="T10">web.</text:span></text:p>
      <text:p text:style-name="P20">Ésta aplicación dará apoyo a los siguientes procesos:</text:p>
      <text:p text:style-name="P21">*Como usuario quiero crear mi cuenta.</text:p>
      <text:p text:style-name="P20"><text:span text:style-name="T11">*</text:span>Como un invitado quiero dar mi nombre así puedo jugar. </text:p>
      <text:p text:style-name="P20">*Como usuario quiero crear una nueva partida.</text:p>
      <text:p text:style-name="P20">*Como jugador cuando coloco una ficha quiero saber si gane.</text:p>
      <text:p text:style-name="P20">*Como jugador quiero poder ver el tablero de mi partida corriente.</text:p>
      <text:p text:style-name="P20">*Como usuario registrado quiero ver el historial de mis jugadas. </text:p>
      <text:p text:style-name="P20">*Como usuario registrado quiero ver mi ranking.</text:p>
      <text:p text:style-name="P20">*Como usuario quiero ver contrincantes de ranking similar para poder desafiarlos.</text:p>
      <text:p text:style-name="P20"/>
      <text:p text:style-name="P16"><text:span text:style-name="T13">1</text:span>.<text:span text:style-name="T13">3</text:span> Definiciones, acrónimos y abreviaciones</text:p>
      <text:p text:style-name="P16"><text:tab/>GUI: Interfaz gráfica de usuario</text:p>
      <text:p text:style-name="P16"><text:tab/>API: Interfaz de programación de aplicaciones</text:p>
      <text:p text:style-name="P16"><text:span text:style-name="T13">1</text:span>.<text:span text:style-name="T13">4</text:span> Glosario:</text:p>
      <text:p text:style-name="P22"><text:span text:style-name="T9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22"><text:tab/>los demandantes, llamados clientes. Un cliente realiza peticiones </text:p>
      <text:p text:style-name="P25"><text:tab/>a otro programa, el servidor, que le da respuesta.</text:p>
      <text:p text:style-name="P16"><text:tab/></text:p>
      <text:p text:style-name="P22"><text:span text:style-name="T9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4">).</text:span></text:p>
      <text:p text:style-name="P22"/>
      <text:p text:style-name="P22"><text:span text:style-name="T14"><text:tab/></text:span>Usuario: <text:span text:style-name="T14">Persona registrada en el sistema que tiene el privilegio <text:tab/>de poder aparecer en el ranking.</text:span></text:p>
      <text:p text:style-name="P26"><text:tab/></text:p>
      <text:p text:style-name="P26"><text:tab/>Invitado: Persona no registrada en el sistema que solo puede <text:tab/>jugar y no <text:span text:style-name="T15">aparecerá</text:span> en el ranking.</text:p>
      <text:p text:style-name="P26"/>
      <text:p text:style-name="P22"><text:span text:style-name="T14"><text:tab/></text:span>Base de Datos: Es un conjunto de datos que pertenecen al mismo <text:tab/>contexto almacenados sistemáticamente para su posterior uso.</text:p>
      <text:p text:style-name="P22"/>
      <text:p text:style-name="P22"><text:tab/>Aplicación: Es un programa informático diseñado para facilitar al <text:tab/>usuario la realización de un determinado tipo de trabajo.</text:p>
      <text:p text:style-name="P22"/>
      <text:p text:style-name="P22"><text:tab/>Java:Es un lenguaje de programación orientado a objetos. Que <text:tab/>permite el desarrollo de una aplicación para algún uso específico.</text:p>
      <text:p text:style-name="P22"/>
      <text:p text:style-name="P22"><text:tab/>Internet: Es un método de interconexión descentralizada de <text:tab/>redes de computadoras implementado en un conjunto de <text:tab/>protocolos denominado TCP/IP.</text:p>
      <text:p text:style-name="P28"/>
      <text:p text:style-name="P28"><text:span text:style-name="T13">1</text:span>.<text:span text:style-name="T13">5</text:span> Referencias</text:p>
      <text:p text:style-name="P22"><text:soft-page-break/><text:tab/><text:span text:style-name="T15">wikipedia.org</text:span></text:p>
      <text:p text:style-name="P22"/>
      <text:p text:style-name="P20"/>
      <text:p text:style-name="P21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Nombre</text:p>
          </table:table-cell>
          <table:table-cell table:style-name="Table1.B1" office:value-type="string">
            <text:p text:style-name="P30">Agustin <text:span text:style-name="T12">Martinez</text:span></text:p>
          </table:table-cell>
        </table:table-row>
        <table:table-row>
          <table:table-cell table:style-name="Table1.A2" office:value-type="string">
            <text:p text:style-name="P30">Rol</text:p>
          </table:table-cell>
          <table:table-cell table:style-name="Table1.B2" office:value-type="string">
            <text:p text:style-name="P31">Programador</text:p>
          </table:table-cell>
        </table:table-row>
        <table:table-row>
          <table:table-cell table:style-name="Table1.A2" office:value-type="string">
            <text:p text:style-name="P30">Categoria Profesional</text:p>
          </table:table-cell>
          <table:table-cell table:style-name="Table1.B2" office:value-type="string">
            <text:p text:style-name="P31">Estudiante</text:p>
          </table:table-cell>
        </table:table-row>
        <table:table-row>
          <table:table-cell table:style-name="Table1.A2" office:value-type="string">
            <text:p text:style-name="P30">Responsabilidades</text:p>
          </table:table-cell>
          <table:table-cell table:style-name="Table1.B2" office:value-type="string">
            <text:p text:style-name="P31">Codificar la aplicación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Nombre</text:p>
          </table:table-cell>
          <table:table-cell table:style-name="Table2.B1" office:value-type="string">
            <text:p text:style-name="P31">Passalacqua Santiago</text:p>
          </table:table-cell>
        </table:table-row>
        <table:table-row>
          <table:table-cell table:style-name="Table2.A2" office:value-type="string">
            <text:p text:style-name="P31">Rol</text:p>
          </table:table-cell>
          <table:table-cell table:style-name="Table2.B2" office:value-type="string">
            <text:p text:style-name="P31">Programador</text:p>
          </table:table-cell>
        </table:table-row>
        <table:table-row>
          <table:table-cell table:style-name="Table2.A2" office:value-type="string">
            <text:p text:style-name="P31">Categoria Profesional</text:p>
          </table:table-cell>
          <table:table-cell table:style-name="Table2.B2" office:value-type="string">
            <text:p text:style-name="P31">Estudiante</text:p>
          </table:table-cell>
        </table:table-row>
        <table:table-row>
          <table:table-cell table:style-name="Table2.A2" office:value-type="string">
            <text:p text:style-name="P31">Responsabilidades</text:p>
          </table:table-cell>
          <table:table-cell table:style-name="Table2.B2" office:value-type="string">
            <text:p text:style-name="P31">Codificar la aplicación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Nombre</text:p>
          </table:table-cell>
          <table:table-cell table:style-name="Table3.B1" office:value-type="string">
            <text:p text:style-name="P31">Camila Calcagno</text:p>
          </table:table-cell>
        </table:table-row>
        <table:table-row>
          <table:table-cell table:style-name="Table3.A2" office:value-type="string">
            <text:p text:style-name="P31">Rol</text:p>
          </table:table-cell>
          <table:table-cell table:style-name="Table3.B2" office:value-type="string">
            <text:p text:style-name="P31">Programador</text:p>
          </table:table-cell>
        </table:table-row>
        <table:table-row>
          <table:table-cell table:style-name="Table3.A2" office:value-type="string">
            <text:p text:style-name="P31">Categoria Profesional</text:p>
          </table:table-cell>
          <table:table-cell table:style-name="Table3.B2" office:value-type="string">
            <text:p text:style-name="P31">Estudiante</text:p>
          </table:table-cell>
        </table:table-row>
        <table:table-row>
          <table:table-cell table:style-name="Table3.A2" office:value-type="string">
            <text:p text:style-name="P31">Responsabilidades</text:p>
          </table:table-cell>
          <table:table-cell table:style-name="Table3.B2" office:value-type="string">
            <text:p text:style-name="P31">Codificar la aplicación</text:p>
          </table:table-cell>
        </table:table-row>
      </table:table>
      <text:p text:style-name="P18"/>
      <text:p text:style-name="P23"><text:s/></text:p>
      <text:p text:style-name="P24"/>
      <text:p text:style-name="P24"/>
      <text:p text:style-name="P27"/>
      <text:p text:style-name="P27"/>
      <text:p text:style-name="P27"/>
      <text:p text:style-name="P17"/>
      <text:p text:style-name="P29"/>
      <text:p text:style-name="P32"><text:tab/><text:tab/><text:tab/><text:tab/><text:tab/><text:tab/><text:tab/><text:tab/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8">USER STOR<text:span text:style-name="T13">IES</text:span></text:p>
      <text:list xml:id="list9216329813830008736" text:style-name="L1">
        <text:list-item>
          <text:p text:style-name="P34">El usuario al ingresar deberá <text:span text:style-name="T1">registrarse, ingresar a su cuenta o jugar como invitado</text:span></text:p>
        </text:list-item>
        <text:list-item>
          <text:p text:style-name="P34">Se tendra la opcion de iniciar una nueva partida contra un contrincante</text:p>
        </text:list-item>
        <text:list-item>
          <text:p text:style-name="P34">se va a poder reiniciar el juego</text:p>
        </text:list-item>
        <text:list-item>
          <text:p text:style-name="P34">se va a generar un ranking de usuarios con las partidas ganadas</text:p>
        </text:list-item>
        <text:list-item>
          <text:p text:style-name="P34">los usuarios van a poder elegir el color de su ficha</text:p>
        </text:list-item>
        <text:list-item>
          <text:p text:style-name="P34">el tablero va a ser de un tamaño fijo y no se va a poder modificar</text:p>
        </text:list-item>
        <text:list-item>
          <text:p text:style-name="P35">Luego cada jugador deberá elegir en qué columna coloca una ficha por turno(Solo se podrá ingresar por la columna). El tablero estará conformado por 6 filas y 7 columnas.</text:p>
        </text:list-item>
        <text:list-item>
          <text:p text:style-name="P35">FInalmente el ganador del juego será quien logró unir tanto vertical, horizontal o en diagonal, cuatro fichas del mismo color.</text:p>
        </text:list-item>
        <text:list-item>
          <text:p text:style-name="P35">Cada vez que un jugador gane una partida este se le sumara un punto en una tabla que luego será guardado para sumar puntos en el ranking del juego.</text:p>
        </text:list-item>
        <text:list-item>
          <text:p text:style-name="P36">De los invitados no se genera el ranking</text:p>
        </text:list-item>
      </text:list>
      <text:p text:style-name="P33"/>
      <text:p text:style-name="P3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3T17:22:21.322301128</dc:date>
    <meta:editing-duration>PT36M</meta:editing-duration>
    <meta:editing-cycles>9</meta:editing-cycles>
    <meta:generator>LibreOffice/4.2.7.2$Linux_x86 LibreOffice_project/420m0$Build-2</meta:generator>
    <meta:document-statistic meta:table-count="3" meta:image-count="0" meta:object-count="0" meta:page-count="4" meta:paragraph-count="81" meta:word-count="602" meta:character-count="3963" meta:non-whitespace-character-count="3403"/>
  </office:meta>
</office:document-meta>
</file>